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3.705cm" table:align="center" style:may-break-between-rows="true" table:border-model="collapsing"/>
    </style:style>
    <style:style style:name="Tabla1.A" style:family="table-column">
      <style:table-column-properties style:column-width="2.251cm"/>
    </style:style>
    <style:style style:name="Tabla1.D" style:family="table-column">
      <style:table-column-properties style:column-width="2.252cm"/>
    </style:style>
    <style:style style:name="Tabla1.E" style:family="table-column">
      <style:table-column-properties style:column-width="2.4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style:border-line-width-right="0.018cm 0.018cm 0.018cm" style:border-line-width-bottom="0.018cm 0.018cm 0.018cm" fo:padding="0.097cm" fo:border-left="none" fo:border-right="1.5pt double #000000" fo:border-top="none" fo:border-bottom="1.5pt double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#d1c4e9" fo:padding="0.097cm" fo:border-left="2.25pt double-thin #000000" fo:border-right="none" fo:border-top="2.25pt double-thin #000000" fo:border-bottom="2.25pt double-thin #000000" style:writing-mode="page">
        <style:background-image/>
      </style:table-cell-properties>
    </style:style>
    <style:style style:name="Tabla1.C1" style:family="table-cell">
      <style:table-cell-properties style:vertical-align="middle" fo:background-color="#d1c4e9" fo:padding="0.097cm" fo:border-left="0.5pt solid #000000" fo:border-right="none" fo:border-top="2.25pt double-thin #000000" fo:border-bottom="2.25pt double-thin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1c4e9" fo:padding="0.097cm" fo:border-left="0.5pt solid #000000" fo:border-right="2.25pt double-thin #000000" fo:border-top="2.25pt double-thin #000000" fo:border-bottom="2.25pt double-thin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#d1c4e9" fo:padding="0.097cm" fo:border-left="2.25pt double-thin #000000" fo:border-right="2.25pt double-thin #000000" fo:border-top="2.25pt double-thin #000000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2.25pt double-thin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style:vertical-align="middle"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style:vertical-align="middle" fo:background-color="transparent" fo:padding="0.097cm" fo:border-left="0.5pt solid #000000" fo:border-right="2.25pt double-thin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style:vertical-align="middle" fo:background-color="#d1c4e9" fo:padding="0.097cm" fo:border-left="2.25pt double-thin #000000" fo:border-right="2.25pt double-thin #000000" fo:border-top="none" fo:border-bottom="0.5pt solid #000000" style:writing-mode="page">
        <style:background-image/>
      </style:table-cell-properties>
    </style:style>
    <style:style style:name="Tabla1.B4" style:family="table-cell">
      <style:table-cell-properties style:vertical-align="middle" fo:background-color="#d84315" fo:padding="0.097cm" fo:border-left="2.25pt double-thin #000000" fo:border-right="2.25pt double-thin #000000" fo:border-top="none" fo:border-bottom="0.5pt solid #000000" style:writing-mode="page">
        <style:background-image/>
      </style:table-cell-properties>
    </style:style>
    <style:style style:name="Tabla1.B7" style:family="table-cell">
      <style:table-cell-properties style:vertical-align="middle" fo:background-color="#b2b2b2" fo:padding="0.097cm" fo:border-left="2.25pt double-thin #000000" fo:border-right="none" fo:border-top="none" fo:border-bottom="0.5pt solid #000000" style:writing-mode="page">
        <style:background-image/>
      </style:table-cell-properties>
    </style:style>
    <style:style style:name="Tabla1.A9" style:family="table-cell">
      <style:table-cell-properties style:vertical-align="middle" fo:background-color="#d1c4e9" fo:padding="0.097cm" fo:border-left="2.25pt double-thin #000000" fo:border-right="2.25pt double-thin #000000" fo:border-top="none" fo:border-bottom="2.25pt double-thin #000000" style:writing-mode="page">
        <style:background-image/>
      </style:table-cell-properties>
    </style:style>
    <style:style style:name="Tabla1.B9" style:family="table-cell">
      <style:table-cell-properties style:vertical-align="middle" fo:background-color="#d84315" fo:padding="0.097cm" fo:border-left="2.25pt double-thin #000000" fo:border-right="2.25pt double-thin #000000" fo:border-top="none" fo:border-bottom="2.25pt double-thin #000000" style:writing-mode="page">
        <style:background-image/>
      </style:table-cell-properties>
    </style:style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badb6" officeooo:paragraph-rsid="001badb6" style:font-size-asian="14pt" style:font-size-complex="16pt"/>
    </style:style>
    <style:style style:name="P3" style:family="paragraph" style:parent-style-name="Standard">
      <style:text-properties officeooo:paragraph-rsid="001badb6"/>
    </style:style>
    <style:style style:name="P4" style:family="paragraph" style:parent-style-name="Standard">
      <style:paragraph-properties fo:line-height="150%"/>
      <style:text-properties fo:font-size="11pt" officeooo:rsid="001badb6" officeooo:paragraph-rsid="001badb6" style:font-size-asian="9.60000038146973pt" style:font-size-complex="11pt"/>
    </style:style>
    <style:style style:name="P5" style:family="paragraph" style:parent-style-name="Standard" style:list-style-name="L1">
      <style:paragraph-properties fo:line-height="150%"/>
      <style:text-properties fo:font-size="11pt" officeooo:rsid="001badb6" officeooo:paragraph-rsid="001badb6" style:font-size-asian="9.60000038146973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b9158" officeooo:paragraph-rsid="001bad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af5bc" officeooo:paragraph-rsid="001bad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paragraph-rsid="001bad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d82c0" officeooo:paragraph-rsid="001bad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1b9158" officeooo:paragraph-rsid="001badb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1af5bc" officeooo:paragraph-rsid="001badb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normal" officeooo:rsid="001b9158" officeooo:paragraph-rsid="001badb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normal" officeooo:rsid="001af5bc" officeooo:paragraph-rsid="001badb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fo:font-size="11pt" officeooo:rsid="001badb6" officeooo:paragraph-rsid="001badb6" style:font-size-asian="9.60000038146973pt" style:font-size-complex="11pt"/>
    </style:style>
    <style:style style:name="T1" style:family="text">
      <style:text-properties officeooo:rsid="001a3106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365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30. tablas. ejercicio guiado</text:p>
      <text:p text:style-name="P14">Crear una copia de la tabla anterior y modificarla para que presente el siguiente aspecto. Dar las características de formato de carácter, bordes y sombreado para proporcionar a la tabla el siguiente aspecto. El tamaño de la primera columna ha sido cambiado a 9 pto.</text:p>
      <table:table table:name="Tabla1" table:style-name="Tabla1" table:template-name="Default Style">
        <table:table-column table:style-name="Tabla1.A" table:number-columns-repeated="3"/>
        <table:table-column table:style-name="Tabla1.D"/>
        <table:table-column table:style-name="Tabla1.E"/>
        <table:table-column table:style-name="Tabla1.A"/>
        <table:table-row table:style-name="Tabla1.1">
          <table:table-cell table:style-name="Tabla1.A1" office:value-type="string">
            <text:p text:style-name="P12">Horario</text:p>
          </table:table-cell>
          <table:table-cell table:style-name="Tabla1.B1" office:value-type="string">
            <text:p text:style-name="P10">Lunes</text:p>
          </table:table-cell>
          <table:table-cell table:style-name="Tabla1.C1" office:value-type="string">
            <text:p text:style-name="P10">Martes</text:p>
          </table:table-cell>
          <table:table-cell table:style-name="Tabla1.C1" office:value-type="string">
            <text:p text:style-name="P10">Miércoles</text:p>
          </table:table-cell>
          <table:table-cell table:style-name="Tabla1.C1" office:value-type="string">
            <text:p text:style-name="P10">Jueves</text:p>
          </table:table-cell>
          <table:table-cell table:style-name="Tabla1.F1" office:value-type="string">
            <text:p text:style-name="P11">Viernes</text:p>
          </table:table-cell>
        </table:table-row>
        <table:table-row>
          <table:table-cell table:style-name="Tabla1.A2" office:value-type="string">
            <text:p text:style-name="P12">8:30-9:30</text:p>
          </table:table-cell>
          <table:table-cell table:style-name="Tabla1.B2" table:number-rows-spanned="2" office:value-type="string">
            <text:p text:style-name="P6">Pedagogía</text:p>
          </table:table-cell>
          <table:table-cell table:style-name="Tabla1.C2" office:value-type="string">
            <text:p text:style-name="P8"/>
          </table:table-cell>
          <table:table-cell table:style-name="Tabla1.C2" office:value-type="string">
            <text:p text:style-name="P8"/>
          </table:table-cell>
          <table:table-cell table:style-name="Tabla1.E2" office:value-type="string">
            <text:p text:style-name="P6">Informática</text:p>
          </table:table-cell>
          <table:table-cell table:style-name="Tabla1.F2" table:number-rows-spanned="2" office:value-type="string">
            <text:p text:style-name="P6">Pedagogía</text:p>
          </table:table-cell>
        </table:table-row>
        <table:table-row table:style-name="Tabla1.1">
          <table:table-cell table:style-name="Tabla1.A3" office:value-type="string">
            <text:p text:style-name="P12">9:30-10:30</text:p>
          </table:table-cell>
          <table:covered-table-cell table:style-name="Tabla1.B2"/>
          <table:table-cell table:style-name="Tabla1.E2" office:value-type="string">
            <text:p text:style-name="P6">Literatura</text:p>
          </table:table-cell>
          <table:table-cell table:style-name="Tabla1.E2" office:value-type="string">
            <text:p text:style-name="P6">Historia de Europa</text:p>
          </table:table-cell>
          <table:table-cell table:style-name="Tabla1.E2" office:value-type="string">
            <text:p text:style-name="P6">Gramática</text:p>
          </table:table-cell>
          <table:covered-table-cell table:style-name="Tabla1.F2"/>
        </table:table-row>
        <table:table-row>
          <table:table-cell table:style-name="Tabla1.A3" office:value-type="string">
            <text:p text:style-name="P13">10:30-11:00</text:p>
          </table:table-cell>
          <table:table-cell table:style-name="Tabla1.B4" table:number-columns-spanned="5" office:value-type="string">
            <text:p text:style-name="P7">Almuerz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2">11:00-11:30</text:p>
          </table:table-cell>
          <table:table-cell table:style-name="Tabla1.B2" table:number-rows-spanned="2" office:value-type="string">
            <text:p text:style-name="P6">Educación Física</text:p>
          </table:table-cell>
          <table:table-cell table:style-name="Tabla1.E2" table:number-rows-spanned="2" office:value-type="string">
            <text:p text:style-name="P9">Matemáticas</text:p>
          </table:table-cell>
          <table:table-cell table:style-name="Tabla1.E2" table:number-rows-spanned="2" office:value-type="string">
            <text:p text:style-name="P6">Informática</text:p>
          </table:table-cell>
          <table:table-cell table:style-name="Tabla1.E2" table:number-rows-spanned="2" office:value-type="string">
            <text:p text:style-name="P9">Música</text:p>
          </table:table-cell>
          <table:table-cell table:style-name="Tabla1.F2" table:number-rows-spanned="2" office:value-type="string">
            <text:p text:style-name="P7">Filosofía</text:p>
          </table:table-cell>
        </table:table-row>
        <table:table-row>
          <table:table-cell table:style-name="Tabla1.A3" office:value-type="string">
            <text:p text:style-name="P12">11:30-12:30</text:p>
          </table:table-cell>
          <table:covered-table-cell table:style-name="Tabla1.B2"/>
          <table:covered-table-cell table:style-name="Tabla1.E2"/>
          <table:covered-table-cell table:style-name="Tabla1.E2"/>
          <table:covered-table-cell table:style-name="Tabla1.E2"/>
          <table:covered-table-cell table:style-name="Tabla1.F2"/>
        </table:table-row>
        <table:table-row table:style-name="Tabla1.1">
          <table:table-cell table:style-name="Tabla1.A3" office:value-type="string">
            <text:p text:style-name="P12">12:30-13:30</text:p>
          </table:table-cell>
          <table:table-cell table:style-name="Tabla1.B7" office:value-type="string">
            <text:p text:style-name="P8"/>
          </table:table-cell>
          <table:table-cell table:style-name="Tabla1.E2" office:value-type="string">
            <text:p text:style-name="P6">Historia de Europa</text:p>
          </table:table-cell>
          <table:table-cell table:style-name="Tabla1.E2" office:value-type="string">
            <text:p text:style-name="P9">Inglés</text:p>
          </table:table-cell>
          <table:table-cell table:style-name="Tabla1.E2" office:value-type="string">
            <text:p text:style-name="P6">Gramática</text:p>
          </table:table-cell>
          <table:table-cell table:style-name="Tabla1.F2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p text:style-name="P13">13:30-15:00</text:p>
          </table:table-cell>
          <table:table-cell table:style-name="Tabla1.B4" table:number-columns-spanned="5" office:value-type="string">
            <text:p text:style-name="P7">Comid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9" office:value-type="string">
            <text:p text:style-name="P13">15:00-17:00</text:p>
          </table:table-cell>
          <table:table-cell table:style-name="Tabla1.B9" table:number-columns-spanned="5" office:value-type="string">
            <text:p text:style-name="P7">Religión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ext:p text:style-name="P4">¿Cómo se hace?</text:p>
      <text:list xml:id="list3821617748" text:style-name="L1">
        <text:list-item>
          <text:p text:style-name="P5">Utilizar las opciones de las pestañas Bordes y Fondo de Fornato &gt; Tabla. Modifica el formato de carácter cuando sea mecesario.</text:p>
        </text:list-item>
        <text:list-item>
          <text:p text:style-name="P5">Guardar el ficher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0:36:27.504258455</meta:creation-date>
    <dc:title>Ofimática</dc:title>
    <meta:editing-duration>PT4M40S</meta:editing-duration>
    <meta:editing-cycles>2</meta:editing-cycles>
    <meta:generator>LibreOffice/7.4.1.2$Linux_X86_64 LibreOffice_project/40$Build-2</meta:generator>
    <dc:date>2022-10-26T01:49:41.742257407</dc:date>
    <meta:document-statistic meta:table-count="1" meta:image-count="0" meta:object-count="0" meta:page-count="1" meta:paragraph-count="37" meta:word-count="119" meta:character-count="789" meta:non-whitespace-character-count="709"/>
    <meta:template xlink:type="simple" xlink:actuate="onRequest" xlink:title="Ofimática" xlink:href="../../../Plantillas/Ofimática.ott" meta:date="2022-10-26T00:36:26.743594685"/>
  </office:meta>
</office:document-meta>
</file>